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" svg:font-family="Courier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officeooo:rsid="001385fc" officeooo:paragraph-rsid="0015ac42"/>
    </style:style>
    <style:style style:name="P2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officeooo:paragraph-rsid="00186c82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15ac42" style:font-size-asian="14pt" style:font-size-complex="14pt"/>
    </style:style>
    <style:style style:name="P4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15ac42" style:font-size-asian="14pt" style:font-size-complex="14pt"/>
    </style:style>
    <style:style style:name="P5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language="ru" fo:country="RU" officeooo:rsid="000c892c" officeooo:paragraph-rsid="0015ac42" style:font-size-asian="14pt" style:font-size-complex="14pt"/>
    </style:style>
    <style:style style:name="P6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15ac42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15ac42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15ac42" style:font-name-asian="Calibri" style:font-size-asian="14pt" style:font-weight-asian="bold" style:font-name-complex="Calibri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15ac42"/>
    </style:style>
    <style:style style:name="P10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15ac42"/>
    </style:style>
    <style:style style:name="P11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163f3e"/>
    </style:style>
    <style:style style:name="P12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ru" fo:country="RU" officeooo:rsid="000c892c" officeooo:paragraph-rsid="0015ac42" style:font-size-asian="12pt" style:font-size-complex="12pt"/>
    </style:style>
    <style:style style:name="P13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ru" fo:country="RU" officeooo:rsid="0015ac42" officeooo:paragraph-rsid="0015ac42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officeooo:paragraph-rsid="0015ac42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en" fo:country="US" fo:font-weight="normal" officeooo:rsid="000c892c" officeooo:paragraph-rsid="0015ac42" style:font-name-asian="Calibri" style:font-size-asian="12pt" style:font-weight-asian="normal" style:font-name-complex="Calibri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language="ru" fo:country="RU" officeooo:rsid="0001833f" officeooo:paragraph-rsid="0015ac42" style:font-name-asian="Times New Roman1" style:language-asian="ru" style:country-asian="RU" style:font-name-complex="Consolas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language="ru" fo:country="RU" officeooo:rsid="00162c4f" officeooo:paragraph-rsid="00162c4f" style:font-name-asian="Times New Roman1" style:language-asian="ru" style:country-asian="RU" style:font-name-complex="Consolas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language="ru" fo:country="RU" officeooo:rsid="00162c4f" officeooo:paragraph-rsid="00163f3e" style:font-name-asian="Times New Roman1" style:language-asian="ru" style:country-asian="RU" style:font-name-complex="Consolas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language="ru" fo:country="RU" officeooo:rsid="00162c4f" officeooo:paragraph-rsid="0019de65" style:font-name-asian="Times New Roman1" style:language-asian="ru" style:country-asian="RU" style:font-name-complex="Consolas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font-size="12pt" officeooo:rsid="00162c4f" officeooo:paragraph-rsid="00162c4f" style:font-name-asian="Calibri" style:font-size-asian="12pt" style:font-name-complex="Calibri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Arial" fo:language="ru" fo:country="RU" fo:font-style="italic" officeooo:rsid="0019de65" officeooo:paragraph-rsid="0019de65" style:font-name-asian="Times New Roman1" style:language-asian="ru" style:country-asian="RU" style:font-style-asian="italic" style:font-name-complex="Consolas" style:font-style-complex="italic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Arial" fo:language="ru" fo:country="RU" fo:font-style="italic" officeooo:rsid="00186c82" officeooo:paragraph-rsid="0019de65" style:font-name-asian="Times New Roman1" style:language-asian="ru" style:country-asian="RU" style:font-style-asian="italic" style:font-name-complex="Consolas" style:font-style-complex="italic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Arial" fo:language="en" fo:country="US" officeooo:rsid="001c6b32" officeooo:paragraph-rsid="001c6b32" style:font-name-asian="Times New Roman1" style:language-asian="ru" style:country-asian="RU" style:font-name-complex="Consolas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15ac4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officeooo:rsid="00162c4f" officeooo:paragraph-rsid="00162c4f" style:font-name-asian="Calibri" style:font-size-asian="12pt" style:font-name-complex="Calibri" style:font-size-complex="12pt"/>
    </style:style>
    <style:style style:name="P26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15ac42" style:font-size-asian="14pt" style:font-size-complex="14pt"/>
    </style:style>
    <style:style style:name="P27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15ac42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186c8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language="ru" fo:country="RU" officeooo:rsid="00186c82" officeooo:paragraph-rsid="00186c82"/>
    </style:style>
    <style:style style:name="P30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language="ru" fo:country="RU" fo:font-style="italic" officeooo:rsid="00186c82" officeooo:paragraph-rsid="00186c82" style:font-style-asian="italic" style:font-style-complex="italic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Liberation Sans" fo:language="en" fo:country="US" officeooo:rsid="0019de65" officeooo:paragraph-rsid="0019de65" style:font-name-asian="Times New Roman1" style:language-asian="ru" style:country-asian="RU" style:font-name-complex="Consolas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Liberation Sans" fo:language="en" fo:country="US" officeooo:rsid="001adc6b" officeooo:paragraph-rsid="001c6b32" style:font-name-asian="Times New Roman1" style:language-asian="ru" style:country-asian="RU" style:font-name-complex="Consolas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officeooo:rsid="0019de65" officeooo:paragraph-rsid="0019de6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3f3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3a4ee" style:font-size-asian="14pt" style:font-size-complex="14pt"/>
    </style:style>
    <style:style style:name="T5" style:family="text">
      <style:text-properties fo:font-size="14pt" fo:language="ru" fo:country="RU" officeooo:rsid="000c892c" style:font-size-asian="14pt" style:font-size-complex="14pt"/>
    </style:style>
    <style:style style:name="T6" style:family="text">
      <style:text-properties fo:font-size="14pt" fo:language="ru" fo:country="RU" fo:font-weight="bold" officeooo:rsid="00165fd0" style:font-size-asian="14pt" style:font-weight-asian="bold" style:font-size-complex="14pt"/>
    </style:style>
    <style:style style:name="T7" style:family="text">
      <style:text-properties fo:font-size="14pt" fo:language="ru" fo:country="RU" fo:font-weight="bold" officeooo:rsid="000ef159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ru" fo:country="RU" officeooo:rsid="0015ac42" style:font-size-asian="12pt" style:font-size-complex="12pt"/>
    </style:style>
    <style:style style:name="T13" style:family="text">
      <style:text-properties fo:font-size="12pt" fo:language="ru" fo:country="RU" officeooo:rsid="00186981" style:font-size-asian="12pt" style:font-size-complex="12pt"/>
    </style:style>
    <style:style style:name="T14" style:family="text">
      <style:text-properties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fo:font-size="12pt" fo:language="en" fo:country="US" fo:font-weight="normal" officeooo:rsid="000c892c" style:font-name-asian="Calibri" style:font-size-asian="12pt" style:font-weight-asian="normal" style:font-name-complex="Calibri" style:font-size-complex="12pt" style:font-weight-complex="normal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Liberation Sans" fo:font-size="14pt" fo:language="ru" fo:country="RU" fo:font-weight="bold" officeooo:rsid="00186c82" style:font-size-asian="14pt" style:font-weight-asian="bold" style:font-size-complex="14pt" style:font-weight-complex="bold"/>
    </style:style>
    <style:style style:name="T19" style:family="text">
      <style:text-properties style:font-name="Liberation Sans" fo:language="ru" fo:country="RU" fo:font-style="italic" officeooo:rsid="00186c82" style:font-style-asian="italic" style:font-style-complex="italic"/>
    </style:style>
    <style:style style:name="T20" style:family="text">
      <style:text-properties style:font-name="Liberation Sans" officeooo:rsid="0019de65"/>
    </style:style>
    <style:style style:name="T21" style:family="text">
      <style:text-properties style:font-name="Liberation Sans" officeooo:rsid="00186c82"/>
    </style:style>
    <style:style style:name="T22" style:family="text">
      <style:text-properties style:font-name="Liberation Sans" officeooo:rsid="001adc6b"/>
    </style:style>
    <style:style style:name="T23" style:family="text">
      <style:text-properties style:font-name="Liberation Sans" officeooo:rsid="001c6b32"/>
    </style:style>
    <style:style style:name="T24" style:family="text">
      <style:text-properties officeooo:rsid="00163f3e"/>
    </style:style>
    <style:style style:name="T25" style:family="text">
      <style:text-properties fo:language="ru" fo:country="RU" officeooo:rsid="00163f3e"/>
    </style:style>
    <style:style style:name="T26" style:family="text">
      <style:text-properties fo:language="ru" fo:country="RU" officeooo:rsid="0017ad1c"/>
    </style:style>
    <style:style style:name="T27" style:family="text">
      <style:text-properties officeooo:rsid="00186981"/>
    </style:style>
    <style:style style:name="T28" style:family="text">
      <style:text-properties fo:color="#000000" style:font-name="Liberation Sans" fo:language="ru" fo:country="RU" style:font-name-asian="Times New Roman1" style:language-asian="ru" style:country-asian="RU" style:font-name-complex="Consolas"/>
    </style:style>
    <style:style style:name="T29" style:family="text">
      <style:text-properties fo:color="#000000" style:font-name="Liberation Sans" fo:language="ru" fo:country="RU" officeooo:rsid="001c6b32" style:font-name-asian="Times New Roman1" style:language-asian="ru" style:country-asian="RU" style:font-name-complex="Consola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Отчет по лабораторной работе №<text:span text:style-name="T26">4</text:span></text:p>
      <text:p text:style-name="P3">По курсу логического программирования.</text:p>
      <text:p text:style-name="P3"/>
      <text:p text:style-name="P3"/>
      <text:p text:style-name="P3"/>
      <text:p text:style-name="P9"><text:span text:style-name="T3"><text:s text:c="69"/>Работу выполнил</text:span><text:span text:style-name="T5">а</text:span></text:p>
      <text:p text:style-name="P9"><text:span text:style-name="T5">с</text:span><text:span text:style-name="T3">тудент</text:span><text:span text:style-name="T5">ка</text:span><text:span text:style-name="T3"> группы 8О-</text:span><text:span text:style-name="T4">2</text:span><text:span text:style-name="T3">08Б</text:span></text:p>
      <text:p text:style-name="P5">Понагайбо Анастасия Олеговна</text:p>
      <text:p text:style-name="P4">Сдано: _________________</text:p>
      <text:p text:style-name="P6"/>
      <text:p text:style-name="P7"/>
      <text:p text:style-name="P10"><text:span text:style-name="T8">Тема:</text:span><text:span text:style-name="T3"> </text:span></text:p>
      <text:p text:style-name="P13">Обработка естественного языка.</text:p>
      <text:p text:style-name="P14"/>
      <text:p text:style-name="P10"><text:span text:style-name="T8">Цель работы:</text:span><text:span text:style-name="T10"> </text:span></text:p>
      <text:p text:style-name="P13">Познакомиться на практике с методами анализа естественно-языковых текстов в системах логического программирования, реализовать в соответствии с вариантом задания несложный фрагмент естественного-языкового интерфейса к модельной задаче и протестировать его на ряде примеров.</text:p>
      <text:p text:style-name="P14"/>
      <text:p text:style-name="P10"><text:span text:style-name="T9">Задание:</text:span><text:span text:style-name="T3"> </text:span></text:p>
      <text:p text:style-name="P10"><text:span text:style-name="T11">Вариант № </text:span><text:span text:style-name="T13">4</text:span><text:span text:style-name="T11">. </text:span><text:span text:style-name="T12">Реализовать синтаксический анализатор арифметического выражения для перевода его в префиксную форму. В выражении допустимы операции +,-,*,/.</text:span></text:p>
      <text:p text:style-name="P12"/>
      <text:p text:style-name="P8">Использованные версии языка Prolog: </text:p>
      <text:p text:style-name="P10"><text:span text:style-name="T14">S</text:span><text:span text:style-name="T15">trawberry Prolog, 3.0 Beta 4.</text:span></text:p>
      <text:p text:style-name="P15"/>
      <text:p text:style-name="P7">Текст программы:</text:p>
      <text:p text:style-name="P17">operation("+",0).</text:p>
      <text:p text:style-name="P17">operation("-",0).</text:p>
      <text:p text:style-name="P17">operation("*",1).</text:p>
      <text:p text:style-name="P17">operation(":",1).</text:p>
      <text:p text:style-name="P17"/>
      <text:p text:style-name="P18">% разб<text:span text:style-name="T27">иение</text:span> выражения на подвыражения</text:p>
      <text:p text:style-name="P17">expr([Num|T],T,number(Num),2). </text:p>
      <text:p text:style-name="P17">expr(Input,Tail,Expr,N):-</text:p>
      <text:p text:style-name="P17"><text:s text:c="2"/>N=&lt;1,</text:p>
      <text:p text:style-name="P17"><text:s text:c="2"/>N1 is N+1,</text:p>
      <text:p text:style-name="P17"><text:s text:c="2"/>expr(Input,Tail1,Expr1,N1),</text:p>
      <text:p text:style-name="P17"><text:s text:c="2"/>subexpr(Tail1,Tail,Expr1,Expr,N).</text:p>
      <text:p text:style-name="P17"/>
      <text:p text:style-name="P18">% рекурсивная обработка подвыражений</text:p>
      <text:p text:style-name="P17">subexpr([O|T],Tail,Expr1,Expr,N):- </text:p>
      <text:p text:style-name="P17"><text:s text:c="2"/>operation(O,N),</text:p>
      <text:p text:style-name="P17"><text:s text:c="2"/>N1 is N+1,</text:p>
      <text:p text:style-name="P17"><text:s text:c="2"/>expr(T,List1,Expr2,N1),!,</text:p>
      <text:p text:style-name="P17"><text:s text:c="2"/>interpret(O,Expr1,Expr2,Term),</text:p>
      <text:p text:style-name="P17"><text:s text:c="2"/>subexpr(List1,Tail,Term,Expr,N).</text:p>
      <text:p text:style-name="P17">subexpr(List,List,Exp,Exp,_).</text:p>
      <text:p text:style-name="P17"/>
      <text:p text:style-name="P17"><text:soft-page-break/>% <text:span text:style-name="T24">связывание аргументов определенной операцией</text:span></text:p>
      <text:p text:style-name="P17">interpret("+",Left,Right,add(Left,Right)). </text:p>
      <text:p text:style-name="P17">interpret("-",Left,Right,subtract(Left,Right)).</text:p>
      <text:p text:style-name="P17">interpret("*",Left,Right,multiply(Left,Right)).</text:p>
      <text:p text:style-name="P17">interpret(":",Left,Right,divide(Left,Right)).</text:p>
      <text:p text:style-name="P17"/>
      <text:p text:style-name="P17">% <text:span text:style-name="T24">перевод результата обработки в список</text:span></text:p>
      <text:p text:style-name="P17">modify(add(Left,Right),["+"|List]):-</text:p>
      <text:p text:style-name="P17"><text:s text:c="2"/>modify(Left,LL),</text:p>
      <text:p text:style-name="P17"><text:s text:c="2"/>modify(Right,LR),</text:p>
      <text:p text:style-name="P17"><text:s text:c="2"/>append(LL,LR,List).</text:p>
      <text:p text:style-name="P17">modify(subtract(Left,Right),["-"|List]):-</text:p>
      <text:p text:style-name="P17"><text:s text:c="2"/>modify(Left,LL),</text:p>
      <text:p text:style-name="P17"><text:s text:c="2"/>modify(Right,LR),</text:p>
      <text:p text:style-name="P17"><text:s text:c="2"/>append(LL,LR,List).</text:p>
      <text:p text:style-name="P17">modify(multiply(Left,Right),["*"|List]):-</text:p>
      <text:p text:style-name="P17"><text:s text:c="2"/>modify(Left,LL),</text:p>
      <text:p text:style-name="P17"><text:s text:c="2"/>modify(Right,LR),</text:p>
      <text:p text:style-name="P17"><text:s text:c="2"/>append(LL,LR,List).</text:p>
      <text:p text:style-name="P17">modify(divide(Left,Right),[":"|List]):-</text:p>
      <text:p text:style-name="P17"><text:s text:c="2"/>modify(Left,LL),</text:p>
      <text:p text:style-name="P17"><text:s text:c="2"/>modify(Right,LR),</text:p>
      <text:p text:style-name="P17"><text:s text:c="2"/>append(LL,LR,List).</text:p>
      <text:p text:style-name="P17">modify(number(N),[N]).</text:p>
      <text:p text:style-name="P17"/>
      <text:p text:style-name="P17">%<text:span text:style-name="T24">вычисление префиксной формы</text:span></text:p>
      <text:p text:style-name="P18">calculate(Input,Res):-</text:p>
      <text:p text:style-name="P18"><text:s text:c="2"/>expr(Input,_,Term,0),</text:p>
      <text:p text:style-name="P18"><text:s text:c="2"/>modify(Term,Res).</text:p>
      <text:p text:style-name="P17"/>
      <text:p text:style-name="P17">?- L1 = [10],</text:p>
      <text:p text:style-name="P17">write("** convert "), write(L1), write(" into prefix **\n"),</text:p>
      <text:p text:style-name="P17">calculate([10],Res1),</text:p>
      <text:p text:style-name="P17">write(Res1),</text:p>
      <text:p text:style-name="P17">L2 = [1,"+",3,"*",2, "-", 7, ":", 6],</text:p>
      <text:p text:style-name="P17">write("\n\n** convert "), write(L2), write(" into prefix **\n"),</text:p>
      <text:p text:style-name="P17">calculate(L2,Res<text:span text:style-name="T1">2</text:span>),</text:p>
      <text:p text:style-name="P17">write(Res<text:span text:style-name="T1">2</text:span>),write("\n").</text:p>
      <text:p text:style-name="P16"/>
      <text:p text:style-name="P24"><text:span text:style-name="T6">Вывод программы</text:span><text:span text:style-name="T7">:</text:span></text:p>
      <text:p text:style-name="P20">** convert [10] into prefix **</text:p>
      <text:p text:style-name="P20">[10]</text:p>
      <text:p text:style-name="P20"/>
      <text:p text:style-name="P20">** convert [1, +, 3, *, 2, -, 7, :, 6] into prefix **</text:p>
      <text:p text:style-name="P20">[-, +, 1, *, 3, 2, :, 7, 6]</text:p>
      <text:p text:style-name="P25">Yes.</text:p>
      <text:p text:style-name="P25">No.</text:p>
      <text:p text:style-name="P2"/>
      <text:p text:style-name="P2"><text:span text:style-name="T18">Грамматика</text:span><text:span text:style-name="T17">:</text:span><text:line-break/><text:span text:style-name="T19">Терминальный алфавит:</text:span></text:p>
      <text:p text:style-name="P29">0, 1, 2, 3, 4, 5, 6, 7, 8, 9, +, -, *, :.</text:p>
      <text:p text:style-name="P30">Нетерминальный алфавит: </text:p>
      <text:p text:style-name="P19">add(Left,Right), subtract(Left,Right), multiply(Left,Right), <text:soft-page-break/>divide(Left,Right), number(Num).</text:p>
      <text:p text:style-name="P21"><text:span text:style-name="T21">П</text:span><text:span text:style-name="T16">равила перехода:</text:span></text:p>
      <text:p text:style-name="P31">expr→subexpr, number</text:p>
      <text:p text:style-name="P32">expr→number</text:p>
      <text:p text:style-name="P32">subexpr→expr</text:p>
      <text:p text:style-name="P23"><text:span text:style-name="T22">subexpr→subexpr</text:span><text:span text:style-name="T16">, interpret</text:span></text:p>
      <text:p text:style-name="P22"><text:span text:style-name="T16">Н</text:span><text:span text:style-name="T20">ачальный символ:</text:span></text:p>
      <text:p text:style-name="P33"><text:span text:style-name="T28">Первое число </text:span><text:span text:style-name="T29">введенного выражения</text:span><text:span text:style-name="T28">.</text:span></text:p>
      <text:p text:style-name="P2"/>
      <text:p text:style-name="P28">Выводы: </text:p>
      <text:p text:style-name="P11"><text:span text:style-name="T25">Благодаря языку </text:span><text:span text:style-name="T2">Prolog </text:span><text:span text:style-name="T25">можно компактно реализовать синтаксические анализаторы выражений и естественно-языковых текстов для их дальнейшей обработки. Реализация подобного анализатора на императивном языке была бы более громоздкой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" svg:font-family="Courier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7M53S</meta:editing-duration>
    <meta:editing-cycles>7</meta:editing-cycles>
    <meta:generator>LibreOffice/5.2.1.2$Windows_x86 LibreOffice_project/31dd62db80d4e60af04904455ec9c9219178d620</meta:generator>
    <dc:date>2016-12-10T23:25:00.972000000</dc:date>
    <meta:document-statistic meta:table-count="0" meta:image-count="0" meta:object-count="0" meta:page-count="3" meta:paragraph-count="89" meta:word-count="285" meta:character-count="2983" meta:non-whitespace-character-count="2663"/>
    <meta:user-defined meta:name="Info 1"/>
    <meta:user-defined meta:name="Info 2"/>
    <meta:user-defined meta:name="Info 3"/>
    <meta:user-defined meta:name="Info 4"/>
  </office:meta>
</office:document-meta>
</file>